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39bcd" officeooo:paragraph-rsid="00039bc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39bcd" officeooo:paragraph-rsid="00039bc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font-size="16pt" fo:font-weight="bold" officeooo:rsid="00039bcd" officeooo:paragraph-rsid="00039bc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39bcd" officeooo:paragraph-rsid="00039bcd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7fab8" officeooo:paragraph-rsid="0007fab8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bc694" officeooo:paragraph-rsid="000bc694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fo:font-weight="bold" officeooo:rsid="000bc694" officeooo:paragraph-rsid="000bc694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style="normal" fo:font-weight="bold" officeooo:rsid="000ff18a" officeooo:paragraph-rsid="000ff18a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39bcd" officeooo:paragraph-rsid="00039bcd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bold" officeooo:rsid="00039bcd" officeooo:paragraph-rsid="00039bcd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officeooo:rsid="0007fab8" officeooo:paragraph-rsid="0007fab8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039bcd" officeooo:paragraph-rsid="00066615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normal" officeooo:rsid="00066615" officeooo:paragraph-rsid="00066615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style="normal" fo:font-weight="normal" officeooo:rsid="0009f5a5" officeooo:paragraph-rsid="0007fab8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style="normal" fo:font-weight="normal" officeooo:rsid="000bc694" officeooo:paragraph-rsid="000bc694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style="normal" fo:font-weight="normal" officeooo:rsid="000bdc08" officeooo:paragraph-rsid="000bc694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font-style="normal" fo:font-weight="bold" officeooo:rsid="0007fab8" officeooo:paragraph-rsid="0007fab8" style:font-size-asian="9.60000038146973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font-style="normal" fo:font-weight="bold" officeooo:rsid="000ff18a" officeooo:paragraph-rsid="000ff18a" style:font-size-asian="9.60000038146973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1pt" fo:font-style="normal" fo:font-weight="normal" officeooo:rsid="000ce349" officeooo:paragraph-rsid="000bc694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1pt" fo:font-style="normal" fo:font-weight="normal" officeooo:rsid="00105ac0" officeooo:paragraph-rsid="000ff18a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1pt" fo:font-style="normal" fo:font-weight="normal" officeooo:rsid="00113896" officeooo:paragraph-rsid="000ff18a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1pt" fo:font-style="normal" fo:font-weight="normal" officeooo:rsid="001147a5" officeooo:paragraph-rsid="000ff18a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font-style="normal" fo:font-weight="bold" officeooo:rsid="001288e2" officeooo:paragraph-rsid="001288e2" style:font-size-asian="14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6pt" fo:font-style="normal" fo:font-weight="bold" officeooo:rsid="001288e2" officeooo:paragraph-rsid="001337ed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cc12" style:font-style-asian="italic" style:font-style-complex="italic"/>
    </style:style>
    <style:style style:name="T3" style:family="text">
      <style:text-properties fo:font-style="italic" officeooo:rsid="0007fab8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081804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9f5a5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05ac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13896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4cc12" style:font-style-asian="normal" style:font-style-complex="normal"/>
    </style:style>
    <style:style style:name="T11" style:family="text">
      <style:text-properties fo:font-style="normal" officeooo:rsid="0004efaa" style:font-style-asian="normal" style:font-style-complex="normal"/>
    </style:style>
    <style:style style:name="T12" style:family="text">
      <style:text-properties fo:font-style="normal" officeooo:rsid="00066615" style:font-style-asian="normal" style:font-style-complex="normal"/>
    </style:style>
    <style:style style:name="T13" style:family="text">
      <style:text-properties fo:font-style="normal" officeooo:rsid="0007fab8" style:font-style-asian="normal" style:font-style-complex="normal"/>
    </style:style>
    <style:style style:name="T14" style:family="text">
      <style:text-properties fo:font-style="normal" officeooo:rsid="00081804" style:font-style-asian="normal" style:font-style-complex="normal"/>
    </style:style>
    <style:style style:name="T15" style:family="text">
      <style:text-properties fo:font-style="normal" officeooo:rsid="0009f5a5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81804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9f5a5" style:font-style-asian="normal" style:font-weight-asian="normal" style:font-style-complex="normal" style:font-weight-complex="normal"/>
    </style:style>
    <style:style style:name="T19" style:family="text">
      <style:text-properties fo:font-size="11pt" fo:font-style="normal" style:font-size-asian="9.60000038146973pt" style:font-style-asian="normal" style:font-size-complex="11pt" style:font-style-complex="normal"/>
    </style:style>
    <style:style style:name="T20" style:family="text">
      <style:text-properties fo:font-size="11pt" fo:font-style="normal" officeooo:rsid="000bdc08" style:font-size-asian="9.60000038146973pt" style:font-style-asian="normal" style:font-size-complex="11pt" style:font-style-complex="normal"/>
    </style:style>
    <style:style style:name="T21" style:family="text">
      <style:text-properties fo:font-size="11pt" fo:font-style="normal" officeooo:rsid="000fd477" style:font-size-asian="9.60000038146973pt" style:font-style-asian="normal" style:font-size-complex="11pt" style:font-style-complex="normal"/>
    </style:style>
    <style:style style:name="T22" style:family="text">
      <style:text-properties fo:font-size="11pt" fo:font-style="normal" officeooo:rsid="000ff18a" style:font-size-asian="9.60000038146973pt" style:font-style-asian="normal" style:font-size-complex="11pt" style:font-style-complex="normal"/>
    </style:style>
    <style:style style:name="T23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1pt" fo:font-style="normal" fo:font-weight="normal" officeooo:rsid="000bdc08" style:font-size-asian="9.60000038146973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size="11pt" fo:font-style="normal" fo:font-weight="normal" officeooo:rsid="000ce349" style:font-size-asian="9.60000038146973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size="11pt" fo:font-style="normal" fo:font-weight="normal" officeooo:rsid="000fd477" style:font-size-asian="9.60000038146973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size="11pt" fo:font-style="normal" fo:font-weight="normal" officeooo:rsid="000ff18a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9" style:family="text">
      <style:text-properties fo:font-size="11pt" fo:font-weight="normal" officeooo:rsid="001337ed" style:font-size-asian="9.60000038146973pt" style:font-weight-asian="normal" style:font-size-complex="11pt" style:font-weight-complex="normal"/>
    </style:style>
    <style:style style:name="T30" style:family="text">
      <style:text-properties fo:font-size="11pt" fo:font-weight="normal" officeooo:rsid="001385d9" style:font-size-asian="9.60000038146973pt" style:font-weight-asian="normal" style:font-size-complex="11pt" style:font-weight-complex="normal"/>
    </style:style>
    <style:style style:name="T31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size="11pt" fo:font-style="italic" fo:font-weight="normal" officeooo:rsid="001337ed" style:font-size-asian="9.60000038146973pt" style:font-style-asian="italic" style:font-weight-asian="normal" style:font-size-complex="11pt" style:font-style-complex="italic" style:font-weight-complex="normal"/>
    </style:style>
    <style:style style:name="T33" style:family="text">
      <style:text-properties officeooo:rsid="000fd477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05ac0" style:font-weight-asian="normal" style:font-weight-complex="normal"/>
    </style:style>
    <style:style style:name="T36" style:family="text">
      <style:text-properties fo:font-weight="normal" officeooo:rsid="0011042e" style:font-weight-asian="normal" style:font-weight-complex="normal"/>
    </style:style>
    <style:style style:name="T37" style:family="text">
      <style:text-properties fo:font-weight="normal" officeooo:rsid="00113896" style:font-weight-asian="normal" style:font-weight-complex="normal"/>
    </style:style>
    <style:style style:name="T38" style:family="text">
      <style:text-properties fo:font-weight="normal" officeooo:rsid="001147a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colo de Ligação de Dados</text:p>
      <text:p text:style-name="P2">(1º Trabalho Laboratorial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9"/>
      <text:p text:style-name="P9"/>
      <text:p text:style-name="P9">Redes de Computadores</text:p>
      <text:p text:style-name="P9"/>
      <text:p text:style-name="P3">Sumário</text:p>
      <text:p text:style-name="P4"/>
      <text:p text:style-name="P4"/>
      <text:p text:style-name="P4"/>
      <text:p text:style-name="P4"/>
      <text:p text:style-name="P4">1. Introdução</text:p>
      <text:p text:style-name="P4"/>
      <text:p text:style-name="P4"/>
      <text:p text:style-name="P4"/>
      <text:p text:style-name="P4"/>
      <text:p text:style-name="P4"/>
      <text:p text:style-name="P4"/>
      <text:p text:style-name="P4">2. Arquitetura</text:p>
      <text:p text:style-name="P10"><text:tab/></text:p>
      <text:p text:style-name="P12"><text:tab/><text:span text:style-name="T12">Neste trabalho existem dois blocos diferentes: um transmissor, responsável pelo envio do ficheiro, e um recetor, que recebe o ficheiro enviado pelo transmissor.</text:span></text:p>
      <text:p text:style-name="P12"><text:span text:style-name="T12"><text:tab/></text:span><text:span text:style-name="T13">A interface utilizada neste trabalho encontra-se dividida em duas camadas principais: o </text:span><text:span text:style-name="T3">ApplicationLayer</text:span><text:span text:style-name="T13"> e o </text:span><text:span text:style-name="T3">LinkLayer</text:span><text:span text:style-name="T13">.</text:span></text:p>
      <text:p text:style-name="P12"><text:span text:style-name="T9"><text:tab/>O </text:span><text:span text:style-name="T1">LinkLayer</text:span><text:span text:style-name="T9"> é responsável </text:span><text:span text:style-name="T10">pela comunicação fiável e troca de dados entre </text:span><text:span text:style-name="T14">os </text:span><text:span text:style-name="T10">dois, </text:span><text:span text:style-name="T14">blocos</text:span><text:span text:style-name="T10"> ligados por um cabo série. </text:span><text:span text:style-name="T11">As suas funções incluem o establecimento e término da ligação entre dispositivos e o envio e leitura de tramas de informação, supervisão e não-numeradas. </text:span></text:p>
      <text:p text:style-name="P12"><text:span text:style-name="T11"><text:tab/></text:span><text:span text:style-name="T10">Por sua vez, o </text:span><text:span text:style-name="T2">ApplicationLayer</text:span><text:span text:style-name="T10"> é </text:span><text:span text:style-name="T11">a camada mais superficial,</text:span><text:span text:style-name="T10"> utiliza</text:span><text:span text:style-name="T11">ndo</text:span><text:span text:style-name="T10"> as funções implementadas no </text:span><text:span text:style-name="T2">LinkLayer</text:span><text:span text:style-name="T10">, </text:span><text:span text:style-name="T11">de modo a criar, enviar e ler pacotes, tanto de informação como de informação. Para além disso, é nesta camada que o ficheiro é lido pelo transmissor, de forma a enviar a informação para o transmissor, que, por sua vez, </text:span><text:span text:style-name="T12">lê a informação e constrói um ficheiro idêntico.</text:span></text:p>
      <text:p text:style-name="P13"/>
      <text:p text:style-name="P5"><text:span text:style-name="T12">3. </text:span><text:span text:style-name="T9">Estrutura de código</text:span></text:p>
      <text:p text:style-name="P17"><text:tab/></text:p>
      <text:p text:style-name="P11"><text:span text:style-name="T9"><text:tab/></text:span><text:span text:style-name="T16">O código encontra-se dividido em dois ficheiros: </text:span><text:span text:style-name="T4">link_layer.c</text:span><text:span text:style-name="T16"> e </text:span><text:span text:style-name="T4">application_layer.c</text:span><text:span text:style-name="T16">.</text:span></text:p>
      <text:p text:style-name="P11"><text:span text:style-name="T16"><text:tab/>No ficheiro </text:span><text:span text:style-name="T4">link_layer.c</text:span><text:span text:style-name="T16"> existem três estruturas de dados principais: </text:span><text:span text:style-name="T17">o enum </text:span><text:span text:style-name="T5">LinkLayerRole</text:span><text:span text:style-name="T17">, responsável por distinguir o transmissor do recetor, o struct </text:span><text:span text:style-name="T5">LinkLayer</text:span><text:span text:style-name="T17">, que contém informação relativamente à transferência de dados, tais como a baud rate, o serial port e o número de retransmissões, e o enum </text:span><text:span text:style-name="T5">State</text:span><text:span text:style-name="T17">, que identifica o estado durante as trocas de dados entre os blocos. Quanto às suas funções principais, as funções implementadas no </text:span><text:span text:style-name="T5">LinkLayer</text:span><text:span text:style-name="T17"> foram: </text:span><text:span text:style-name="T18">llopen(), llwrite(), <text:s/>llread() e llclose().</text:span></text:p>
      <text:p text:style-name="P11"><text:span text:style-name="T18"><text:tab/>Em relação ao ficheiro </text:span><text:span text:style-name="T6">ApplicationLayer</text:span><text:span text:style-name="T18">, não foi usada nenhuma estrutura de dados, e possui uma função applicationLayer().</text:span></text:p>
      <text:p text:style-name="P14"/>
      <text:p text:style-name="P6"><text:span text:style-name="T15">4. </text:span><text:span text:style-name="T9">Casos de uso principais</text:span></text:p>
      <text:p text:style-name="P7"/>
      <text:p text:style-name="P6"><text:span text:style-name="T9"><text:tab/></text:span><text:span text:style-name="T23">A sequência das funções chamadas realizada difere dependendo do modo operado, transmissor ou recetor.</text:span></text:p>
      <text:p text:style-name="P15"><text:tab/>Para o <text:span text:style-name="T33">transmissor</text:span>, as funções são chamadas pela seguinte ordem:</text:p>
      <text:p text:style-name="P6"><text:span text:style-name="T19"><text:tab/><text:tab/>1. </text:span><text:span text:style-name="T24">llopen(), usado estabelecer a ligação entre transmissor e recetor, </text:span><text:span text:style-name="T27">através de uma troca de tramas de controlo</text:span><text:span text:style-name="T24">;</text:span></text:p>
      <text:p text:style-name="P6"><text:span text:style-name="T24"><text:tab/><text:tab/></text:span><text:span text:style-name="T20">2. </text:span><text:span text:style-name="T24">open(), que abre o ficheiro a ser copiado e enviado;</text:span></text:p>
      <text:p text:style-name="P6"><text:span text:style-name="T24"><text:tab/><text:tab/></text:span><text:span text:style-name="T20">3. </text:span><text:span text:style-name="T24">lseek(), de modo a obter o tamanho do ficheiro;</text:span></text:p>
      <text:p text:style-name="P6"><text:span text:style-name="T24"><text:tab/><text:tab/></text:span><text:span text:style-name="T20">4. </text:span><text:span text:style-name="T24">read(), que progressivamente lê a informação a ser enviada;</text:span></text:p>
      <text:p text:style-name="P6"><text:span text:style-name="T24"><text:tab/><text:tab/></text:span><text:span text:style-name="T20">5. </text:span><text:span text:style-name="T24">llwrite(), que envia as tramas de informação e recebe uma resposta do recetor com base no sucesso do envio;</text:span></text:p>
      <text:p text:style-name="P6"><text:soft-page-break/><text:span text:style-name="T24"><text:tab/><text:tab/></text:span><text:span text:style-name="T20">6. </text:span><text:span text:style-name="T24">llclose(), usado para </text:span><text:span text:style-name="T25">termina</text:span><text:span text:style-name="T27">r</text:span><text:span text:style-name="T25"> a ligação com o recetor, </text:span><text:span text:style-name="T27">através de uma troca de tramas de controlo</text:span><text:span text:style-name="T25">.</text:span></text:p>
      <text:p text:style-name="P19"/>
      <text:p text:style-name="P6"><text:span text:style-name="T25"><text:tab/></text:span><text:span text:style-name="T26">Por outro lado, no recetor, as funções são chamadas pela seguinte ordem:</text:span></text:p>
      <text:p text:style-name="P6"><text:span text:style-name="T26"><text:tab/><text:tab/></text:span><text:span text:style-name="T21">1. </text:span><text:span text:style-name="T27">open(), que cria um novo ficheiro, para onde os dados irão ser transferidos;</text:span><text:span text:style-name="T21"><text:line-break/><text:tab/><text:tab/></text:span><text:span text:style-name="T22">2.</text:span><text:span text:style-name="T27"> </text:span><text:span text:style-name="T26">llread(), que recebe as tramas de informação, bem como as de controlo;</text:span></text:p>
      <text:p text:style-name="P6"><text:span text:style-name="T25"><text:tab/><text:tab/></text:span><text:span text:style-name="T22">3. </text:span><text:span text:style-name="T27">close(), de modo a fechar o ficheiro no final da transferência.</text:span><text:span text:style-name="T25"><text:tab/></text:span></text:p>
      <text:p text:style-name="P19"/>
      <text:p text:style-name="P16"/>
      <text:p text:style-name="P8">5. Protocolo de ligação lógica</text:p>
      <text:p text:style-name="P8"/>
      <text:p text:style-name="P18"><text:tab/><text:span text:style-name="T34">A camada </text:span><text:span text:style-name="T4">LinkLayer</text:span><text:span text:style-name="T34"> é a que se encontra mais próxima do serial port, </text:span><text:span text:style-name="T35">sendo que é nela que se encontram as funções relacionadas com a comunicação entre transmissor e recetor, usadas posteriormente pela camada </text:span><text:span text:style-name="T7">ApplicationLayer</text:span><text:span text:style-name="T35">.</text:span></text:p>
      <text:p text:style-name="P20"><text:tab/>A função llopen() realiza funções diferentes dependendo do papel do interlocutor. O transmissor é responsável por enviar uma trama SET, esperando pela resposta durante um tempo limitado através de um alarme. Se o alarme acionar antes do recetor receber a trama UA, enviada pelo recetor, a trama SET é enviada novamente, até um número limitado de tentativas. Após receber a trama UA, confirmada através de uma máquina de estados, o transmissor considera a ligação como estabelecida. Por outro lado, o recetor tem como papel receber a trama SET, confirmando-a através de uma máquina de estados, e enviar a trama UA, considerando a ligação estabelecida após esse envio.</text:p>
      <text:p text:style-name="P20"/>
      <text:p text:style-name="P20"/>
      <text:p text:style-name="P20"/>
      <text:p text:style-name="P20"><text:tab/><text:tab/><text:tab/>**imagem (pode ser máquina de estados ou outra)**</text:p>
      <text:p text:style-name="P20"/>
      <text:p text:style-name="P18"><text:span text:style-name="T35"><text:tab/>A função llwrite() </text:span><text:span text:style-name="T36">recebe um pacote de controlo ou de dados e </text:span><text:span text:style-name="T35">é </text:span><text:span text:style-name="T36">responsável pelo envio de</text:span><text:span text:style-name="T35"> tramas de controlo e informação </text:span><text:span text:style-name="T36">do transmissor </text:span><text:span text:style-name="T35">para o recetor. </text:span><text:span text:style-name="T36">Para criar a trama, o pacote é percorrido, de forma a definir o </text:span><text:span text:style-name="T37">byte BCC2 e, ao mesmo tempo, identificar bytes FLAG ou ESCAPE no âmbito de determinar o tamanho da trama após realizar </text:span><text:span text:style-name="T8">byte stuffing</text:span><text:span text:style-name="T37">. A seguir, o </text:span><text:span text:style-name="T8">header</text:span><text:span text:style-name="T37"> da trama é criado, seguido pelos dados, onde se realiza o </text:span><text:span text:style-name="T8">byte stuffing</text:span><text:span text:style-name="T37"> nos bytes FLAG e ESCAPE de modo a evitar conflitos durante a leitura da trama. Após a criação da trama, esta é enviada para o recetor e o transmissor espera por uma resposta, aplicando-se o mesmo método de alarme e retransmissão mencionado para o llopen(). A resposta recebida pelo recetor indicará a próxima trama a ser enviada, sendo que o transmissor poderá ter de reenviar a trama ou passar para a seguinte.</text:span></text:p>
      <text:p text:style-name="P21"/>
      <text:p text:style-name="P21"><text:tab/><text:tab/><text:tab/>**imagem(byte stuffing/criação da frame)**</text:p>
      <text:p text:style-name="P21"/>
      <text:p text:style-name="P18"><text:span text:style-name="T37"><text:tab/>A função llread() é responsável pela leitura e verificação das tramas enviadas pelo transmissor. Através de uma máquina de estados, o recetor confirma os bytes de controlo da trama, tais como o BCC e BCC2, e realiza o </text:span><text:span text:style-name="T8">byte destuffing</text:span><text:span text:style-name="T37"> de modo a retornar os dados ao seu estado inicial. Se a trama recebida não tiver sido enviada na ordem correta ou apresentar algum defeito, o recetor envia uma resposta de modo a pedir uma retransmissão da trama. Por outro lado, no caso da trama ter sido recebida com sucesso, é envia</text:span><text:span text:style-name="T38">da</text:span><text:span text:style-name="T37"> uma resposta a pedir o envio da próxima trama. No caso de receber </text:span><text:span text:style-name="T38">uma trama de controlo DISC, o recetor envia para o transmissor outra trama DISC, sendo parte do processo de término de ligação.</text:span></text:p>
      <text:p text:style-name="P22"/>
      <text:p text:style-name="P22"><text:tab/><text:tab/><text:tab/>**imagem(state machine/byte destuffing)**</text:p>
      <text:p text:style-name="P22"/>
      <text:p text:style-name="P22"><text:tab/>A função llclose() encarrega-se de efetuar e término da ligação entre transmissor e recetor, sendo apenas acedida pelo transmissor. Este envia uma trama de controlo DISC e espera pela resposta DISC por parte do recetor, aplicando o método de alarme e retransmissão usado em transmissões anteriores. Após receber e confirmar a trama DISC, é enviada a trama de controlo UA, dando a ligação por terminada e fechando o ficheiro do lado do transmissor.</text:p>
      <text:p text:style-name="P22"><text:tab/><text:tab/><text:tab/></text:p>
      <text:p text:style-name="P22"><text:tab/><text:tab/><text:tab/>**imagem(state machine)**</text:p>
      <text:p text:style-name="P22"/>
      <text:p text:style-name="P22"><text:soft-page-break/></text:p>
      <text:p text:style-name="P23">6. Protocolo de aplicação</text:p>
      <text:p text:style-name="P23"/>
      <text:p text:style-name="P23"><text:tab/><text:span text:style-name="T28">A camada </text:span><text:span text:style-name="T31">ApplicationLayer</text:span><text:span text:style-name="T28"> é a camada mais exterior, ou seja, mais próxima do user. Nesta camada são definidas as variáveis relacionadas com o trabalho, tais como o ficheiro a ser transferido, a baud rate, o número de retransmissões e tempo de timeout, sendo estas duas relevantes para as funções do protocolo de ligação lógica. </text:span><text:span text:style-name="T29">É também nesta camada que são utilizadas as funções definidas no </text:span><text:span text:style-name="T32">LinkLayer</text:span><text:span text:style-name="T29">.</text:span></text:p>
      <text:p text:style-name="P24"><text:span text:style-name="T29"><text:tab/>Para esta camada, é apenas usada a função applicationLayer(), que engloba todas as tarefas a realizar neste protocolo. </text:span></text:p>
      <text:p text:style-name="P24"><text:span text:style-name="T29"><text:tab/>Primeiramente, é estabelecida a ligação entre transmissor e recetor através da função llopen(). De seguida, o transmissor abre o ficheiro a ser transferido e obtém o seu tamanho, de forma a criar e enviar o primeiro pacote de controlo, que destina a notificar o recetor do início de transferência de dados. Por sua vez, o recetor recebe este pacote e obtém o tamanho do ficheiro.</text:span></text:p>
      <text:p text:style-name="P24"><text:span text:style-name="T29"><text:tab/>Após a troca do pacote de controlo de início, o transmissor prepara os pacote</text:span><text:span text:style-name="T30">s</text:span><text:span text:style-name="T29"> de informação </text:span><text:span text:style-name="T30">ao ler os dados do ficheiro a transferir em intervalos de até um máximo de 1000 bytes, enviando-os para o recetor através da função llwrite()). Por sua vez, o recetor recebe estes pacotes com a função llread() e, após verificar que o pacote recebido foi um pacote de informação, escreve o seu conteúdo para o novo ficheiro.</text:span></text:p>
      <text:p text:style-name="P24"><text:span text:style-name="T30"><text:tab/>Quando o transmissor termina de enviar todos os dados do ficheiro, este prepara o pacote de controlo final, de modo a indicar ao recetor que não enviará mais dados. Após esse envio, o transmissor termina a ligação usando a função llclose(). Por sua vez, o recetor, ao receber o pacote de controlo final, compara o tamanho do ficheiro criado ao tamanho que recebeu do transmissor inicialmente, de forma a confirmar que o ficheiro foi transferido de forma correta, sendo que, depois de verificado, o novo ficheiro é fecha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23:46:53.374492478</meta:creation-date>
    <dc:date>2023-11-10T01:13:55.854707529</dc:date>
    <meta:editing-duration>PT23M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45" meta:word-count="1266" meta:character-count="7752" meta:non-whitespace-character-count="6469"/>
  </office:meta>
</office:document-meta>
</file>